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977cm"/>
    </style:style>
    <style:style style:name="co7" style:family="table-column">
      <style:table-column-properties fo:break-before="auto" style:column-width="4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2]) / FACT([.A2] - [.B1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3]) / FACT([.A3] - [.B1])" office:value-type="float" office:value="6" calcext:value-type="float">
            <text:p>6</text:p>
          </table:table-cell>
          <table:table-cell table:formula="of:=FACT([.A3]) / FACT([.A3] - [.C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4]) / FACT([.A4] - [.B1])" office:value-type="float" office:value="12" calcext:value-type="float">
            <text:p>12</text:p>
          </table:table-cell>
          <table:table-cell table:formula="of:=FACT([.A4]) / FACT([.A4] -[.C1] )" office:value-type="float" office:value="24" calcext:value-type="float">
            <text:p>24</text:p>
          </table:table-cell>
          <table:table-cell table:formula="of:=FACT([.A4]) / FACT([.A4] - [.D1])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5]) / FACT([.A5] - [.B1])" office:value-type="float" office:value="20" calcext:value-type="float">
            <text:p>20</text:p>
          </table:table-cell>
          <table:table-cell table:formula="of:=FACT([.A5]) / FACT([.A5] - [.C1])" office:value-type="float" office:value="60" calcext:value-type="float">
            <text:p>60</text:p>
          </table:table-cell>
          <table:table-cell table:formula="of:=FACT([.A5]) / FACT([.A5] - [.D1])" office:value-type="float" office:value="120" calcext:value-type="float">
            <text:p>120</text:p>
          </table:table-cell>
          <table:table-cell table:formula="of:=FACT([.A5]) / FACT( [.A5]- [.E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6]) / FACT([.A6] - [.B1])" office:value-type="float" office:value="30" calcext:value-type="float">
            <text:p>30</text:p>
          </table:table-cell>
          <table:table-cell table:formula="of:=FACT([.A6]) / FACT([.A6] - [.C1])" office:value-type="float" office:value="120" calcext:value-type="float">
            <text:p>120</text:p>
          </table:table-cell>
          <table:table-cell table:formula="of:=FACT([.A6]) / FACT([.A6] - [.D1])" office:value-type="float" office:value="360" calcext:value-type="float">
            <text:p>360</text:p>
          </table:table-cell>
          <table:table-cell table:formula="of:=FACT([.A6]) / FACT( [.A6]- [.E1])" office:value-type="float" office:value="720" calcext:value-type="float">
            <text:p>720</text:p>
          </table:table-cell>
          <table:table-cell table:formula="of:=FACT([.A6]) / FACT([.A6] - [.F1])" office:value-type="float" office:value="720" calcext:value-type="float">
            <text:p>72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7]) / FACT([.A7] - [.B1])" office:value-type="float" office:value="42" calcext:value-type="float">
            <text:p>42</text:p>
          </table:table-cell>
          <table:table-cell table:formula="of:=FACT([.A7]) / FACT([.A7] -[.C1] )" office:value-type="float" office:value="210" calcext:value-type="float">
            <text:p>210</text:p>
          </table:table-cell>
          <table:table-cell table:formula="of:=FACT([.A7]) / FACT([.A7] - [.D1])" office:value-type="float" office:value="840" calcext:value-type="float">
            <text:p>840</text:p>
          </table:table-cell>
          <table:table-cell table:formula="of:=FACT([.A7]) / FACT( [.A7]- [.E1])" office:value-type="float" office:value="2520" calcext:value-type="float">
            <text:p>2520</text:p>
          </table:table-cell>
          <table:table-cell table:formula="of:=FACT([.A7]) / FACT([.A7] - [.F1])" office:value-type="float" office:value="5040" calcext:value-type="float">
            <text:p>5040</text:p>
          </table:table-cell>
          <table:table-cell table:formula="of:=FACT([.A7]) / FACT([.A7] - [.G1])" office:value-type="float" office:value="5040" calcext:value-type="float">
            <text:p>504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8]) / FACT([.A8] - [.B2])" office:value-type="float" office:value="56" calcext:value-type="float">
            <text:p>56</text:p>
          </table:table-cell>
          <table:table-cell table:formula="of:=FACT([.A8]) / FACT([.A8] - [.C1])" office:value-type="float" office:value="336" calcext:value-type="float">
            <text:p>336</text:p>
          </table:table-cell>
          <table:table-cell table:formula="of:=FACT([.A8]) / FACT([.A8] - [.D1])" office:value-type="float" office:value="1680" calcext:value-type="float">
            <text:p>1680</text:p>
          </table:table-cell>
          <table:table-cell table:formula="of:=FACT([.A8]) / FACT( [.A8]- [.E1])" office:value-type="float" office:value="6720" calcext:value-type="float">
            <text:p>6720</text:p>
          </table:table-cell>
          <table:table-cell table:formula="of:=FACT([.A8]) / FACT([.A8] - [.F1])" office:value-type="float" office:value="20160" calcext:value-type="float">
            <text:p>20160</text:p>
          </table:table-cell>
          <table:table-cell table:formula="of:=FACT([.A8]) / FACT([.A8] - [.G1])" office:value-type="float" office:value="40320" calcext:value-type="float">
            <text:p>40320</text:p>
          </table:table-cell>
          <table:table-cell table:formula="of:=FACT([.A8]) / FACT( [.A8]- [.H1])" office:value-type="float" office:value="40320" calcext:value-type="float">
            <text:p>4032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9]) / FACT([.A9] - [.B1])" office:value-type="float" office:value="72" calcext:value-type="float">
            <text:p>72</text:p>
          </table:table-cell>
          <table:table-cell table:formula="of:=FACT([.A9]) / FACT([.A9] -[.C1] )" office:value-type="float" office:value="504" calcext:value-type="float">
            <text:p>504</text:p>
          </table:table-cell>
          <table:table-cell table:formula="of:=FACT([.A9]) / FACT([.A9] - [.D1])" office:value-type="float" office:value="3024" calcext:value-type="float">
            <text:p>3024</text:p>
          </table:table-cell>
          <table:table-cell table:formula="of:=FACT([.A9]) / FACT( [.A9]- [.E1])" office:value-type="float" office:value="15120" calcext:value-type="float">
            <text:p>15120</text:p>
          </table:table-cell>
          <table:table-cell table:formula="of:=FACT([.A9]) / FACT([.A9] - [.F1])" office:value-type="float" office:value="60480" calcext:value-type="float">
            <text:p>60480</text:p>
          </table:table-cell>
          <table:table-cell table:formula="of:=FACT([.A9]) / FACT([.A9] - [.G1])" office:value-type="float" office:value="181440" calcext:value-type="float">
            <text:p>181440</text:p>
          </table:table-cell>
          <table:table-cell table:formula="of:=FACT([.A9]) / FACT( [.A9]- [.H1])" office:value-type="float" office:value="362880" calcext:value-type="float">
            <text:p>362880</text:p>
          </table:table-cell>
          <table:table-cell table:formula="of:=FACT([.A9]) / FACT([.A9] - [.I1])" office:value-type="float" office:value="362880" calcext:value-type="float">
            <text:p>36288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0]) / FACT([.A10] - [.B1])" office:value-type="float" office:value="90" calcext:value-type="float">
            <text:p>90</text:p>
          </table:table-cell>
          <table:table-cell table:formula="of:=FACT([.A10]) / FACT([.A10] -[.C1] )" office:value-type="float" office:value="720" calcext:value-type="float">
            <text:p>720</text:p>
          </table:table-cell>
          <table:table-cell table:formula="of:=FACT([.A10]) / FACT([.A10] - [.D1])" office:value-type="float" office:value="5040" calcext:value-type="float">
            <text:p>5040</text:p>
          </table:table-cell>
          <table:table-cell table:formula="of:=FACT([.A10]) / FACT( [.A10]- [.E1])" office:value-type="float" office:value="30240" calcext:value-type="float">
            <text:p>30240</text:p>
          </table:table-cell>
          <table:table-cell table:formula="of:=FACT([.A10]) / FACT([.A10] - [.F1])" office:value-type="float" office:value="151200" calcext:value-type="float">
            <text:p>151200</text:p>
          </table:table-cell>
          <table:table-cell table:formula="of:=FACT([.A10]) / FACT([.A10] - [.G1])" office:value-type="float" office:value="604800" calcext:value-type="float">
            <text:p>604800</text:p>
          </table:table-cell>
          <table:table-cell table:formula="of:=FACT([.A10]) / FACT( [.A10]- [.H1])" office:value-type="float" office:value="1814400" calcext:value-type="float">
            <text:p>1814400</text:p>
          </table:table-cell>
          <table:table-cell table:formula="of:=FACT([.A10]) / FACT([.A10] - [.I1])" office:value-type="float" office:value="3628800" calcext:value-type="float">
            <text:p>3628800</text:p>
          </table:table-cell>
          <table:table-cell table:formula="of:=FACT([.A10]) / FACT([.A10] - [.J1])" office:value-type="float" office:value="3628800" calcext:value-type="float">
            <text:p>362880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CT([.A11]) / FACT([.A11] - [.B1])" office:value-type="float" office:value="110" calcext:value-type="float">
            <text:p>110</text:p>
          </table:table-cell>
          <table:table-cell table:formula="of:=FACT([.A11]) / FACT([.A11] - [.C1])" office:value-type="float" office:value="990" calcext:value-type="float">
            <text:p>990</text:p>
          </table:table-cell>
          <table:table-cell table:formula="of:=FACT([.A11]) / FACT([.A11] - [.D1])" office:value-type="float" office:value="7920" calcext:value-type="float">
            <text:p>7920</text:p>
          </table:table-cell>
          <table:table-cell table:formula="of:=FACT([.A11]) / FACT( [.A11]- [.E1])" office:value-type="float" office:value="55440" calcext:value-type="float">
            <text:p>55440</text:p>
          </table:table-cell>
          <table:table-cell table:formula="of:=FACT([.A11]) / FACT([.A11] - [.F1])" office:value-type="float" office:value="332640" calcext:value-type="float">
            <text:p>332640</text:p>
          </table:table-cell>
          <table:table-cell table:formula="of:=FACT([.A11]) / FACT([.A11] - [.G1])" office:value-type="float" office:value="1663200" calcext:value-type="float">
            <text:p>1663200</text:p>
          </table:table-cell>
          <table:table-cell table:formula="of:=FACT([.A11]) / FACT( [.A11]- [.H1])" office:value-type="float" office:value="6652800" calcext:value-type="float">
            <text:p>6652800</text:p>
          </table:table-cell>
          <table:table-cell table:formula="of:=FACT([.A11]) / FACT([.A11] - [.I1])" office:value-type="float" office:value="19958400" calcext:value-type="float">
            <text:p>19958400</text:p>
          </table:table-cell>
          <table:table-cell table:formula="of:=FACT([.A11]) / FACT([.A11] - [.J1])" office:value-type="float" office:value="39916800" calcext:value-type="float">
            <text:p>39916800</text:p>
          </table:table-cell>
          <table:table-cell table:formula="of:=FACT([.A11]) / FACT([.A11] - [.K1])" office:value-type="float" office:value="39916800" calcext:value-type="float">
            <text:p>399168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ACT([.A12]) / FACT([.A12] - [.B1])" office:value-type="float" office:value="132" calcext:value-type="float">
            <text:p>132</text:p>
          </table:table-cell>
          <table:table-cell table:formula="of:=FACT([.A12]) / FACT([.A12] - [.C1])" office:value-type="float" office:value="1320" calcext:value-type="float">
            <text:p>1320</text:p>
          </table:table-cell>
          <table:table-cell table:formula="of:=FACT([.A12]) / FACT([.A12] - [.D1])" office:value-type="float" office:value="11880" calcext:value-type="float">
            <text:p>11880</text:p>
          </table:table-cell>
          <table:table-cell table:formula="of:=FACT([.A12]) / FACT( [.A12]- [.E1])" office:value-type="float" office:value="95040" calcext:value-type="float">
            <text:p>95040</text:p>
          </table:table-cell>
          <table:table-cell table:formula="of:=FACT([.A12]) / FACT([.A12] - [.F1])" office:value-type="float" office:value="665280" calcext:value-type="float">
            <text:p>665280</text:p>
          </table:table-cell>
          <table:table-cell table:formula="of:=FACT([.A12]) / FACT([.A12] - [.G1])" office:value-type="float" office:value="3991680" calcext:value-type="float">
            <text:p>3991680</text:p>
          </table:table-cell>
          <table:table-cell table:formula="of:=FACT([.A12]) / FACT( [.A12]- [.H1])" office:value-type="float" office:value="19958400" calcext:value-type="float">
            <text:p>19958400</text:p>
          </table:table-cell>
          <table:table-cell table:formula="of:=FACT([.A12]) / FACT([.A12] -[.I1] )" office:value-type="float" office:value="79833600" calcext:value-type="float">
            <text:p>79833600</text:p>
          </table:table-cell>
          <table:table-cell table:formula="of:=FACT([.A12]) / FACT([.A12] - [.J1])" office:value-type="float" office:value="239500800" calcext:value-type="float">
            <text:p>239500800</text:p>
          </table:table-cell>
          <table:table-cell table:formula="of:=FACT([.A12]) / FACT([.A12] - [.K1])" office:value-type="float" office:value="479001600" calcext:value-type="float">
            <text:p>479001600</text:p>
          </table:table-cell>
          <table:table-cell table:formula="of:=FACT([.A12]) / FACT([.A12] - [.L1])" office:value-type="float" office:value="479001600" calcext:value-type="float">
            <text:p>4790016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CT([.A13]) / FACT([.A13] - [.B1])" office:value-type="float" office:value="156" calcext:value-type="float">
            <text:p>156</text:p>
          </table:table-cell>
          <table:table-cell table:formula="of:=FACT([.A13]) / FACT([.A13] - [.C1])" office:value-type="float" office:value="1716" calcext:value-type="float">
            <text:p>1716</text:p>
          </table:table-cell>
          <table:table-cell table:formula="of:=FACT([.A13]) / FACT([.A13] - [.D1])" office:value-type="float" office:value="17160" calcext:value-type="float">
            <text:p>17160</text:p>
          </table:table-cell>
          <table:table-cell table:formula="of:=FACT([.A13]) / FACT( [.A13]- [.E1])" office:value-type="float" office:value="154440" calcext:value-type="float">
            <text:p>154440</text:p>
          </table:table-cell>
          <table:table-cell table:formula="of:=FACT([.A13]) / FACT([.A13] - [.F1])" office:value-type="float" office:value="1235520" calcext:value-type="float">
            <text:p>1235520</text:p>
          </table:table-cell>
          <table:table-cell table:formula="of:=FACT([.A13]) / FACT([.A13] - [.G1])" office:value-type="float" office:value="8648640" calcext:value-type="float">
            <text:p>8648640</text:p>
          </table:table-cell>
          <table:table-cell table:formula="of:=FACT([.A13]) / FACT( [.A13]- [.H1])" office:value-type="float" office:value="51891840" calcext:value-type="float">
            <text:p>51891840</text:p>
          </table:table-cell>
          <table:table-cell table:formula="of:=FACT([.A13]) / FACT([.A13] - [.I1])" office:value-type="float" office:value="259459200" calcext:value-type="float">
            <text:p>259459200</text:p>
          </table:table-cell>
          <table:table-cell table:formula="of:=FACT([.A13]) / FACT([.A13] - [.J1])" office:value-type="float" office:value="1037836800" calcext:value-type="float">
            <text:p>1037836800</text:p>
          </table:table-cell>
          <table:table-cell table:formula="of:=FACT([.A13]) / FACT([.A13] - [.K1])" office:value-type="float" office:value="3113510400" calcext:value-type="float">
            <text:p>3113510400</text:p>
          </table:table-cell>
          <table:table-cell table:formula="of:=FACT([.A13]) / FACT([.A13] - [.L1])" office:value-type="float" office:value="6227020800" calcext:value-type="float">
            <text:p>6227020800</text:p>
          </table:table-cell>
          <table:table-cell table:formula="of:=FACT([.A13]) / FACT([.A13] - [.M1])" office:value-type="float" office:value="6227020800" calcext:value-type="float">
            <text:p>62270208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CT([.A14]) / FACT([.A14] - [.B1])" office:value-type="float" office:value="182" calcext:value-type="float">
            <text:p>182</text:p>
          </table:table-cell>
          <table:table-cell table:formula="of:=FACT([.A14]) / FACT([.A14] -[.C1] )" office:value-type="float" office:value="2184" calcext:value-type="float">
            <text:p>2184</text:p>
          </table:table-cell>
          <table:table-cell table:formula="of:=FACT([.A14]) / FACT([.A14] - [.D1])" office:value-type="float" office:value="24024" calcext:value-type="float">
            <text:p>24024</text:p>
          </table:table-cell>
          <table:table-cell table:formula="of:=FACT([.A14]) / FACT( [.A14]- [.E1])" office:value-type="float" office:value="240240" calcext:value-type="float">
            <text:p>240240</text:p>
          </table:table-cell>
          <table:table-cell table:formula="of:=FACT([.A14]) / FACT([.A14] - [.F1])" office:value-type="float" office:value="2162160" calcext:value-type="float">
            <text:p>2162160</text:p>
          </table:table-cell>
          <table:table-cell table:formula="of:=FACT([.A14]) / FACT([.A14] - [.G1])" office:value-type="float" office:value="17297280" calcext:value-type="float">
            <text:p>17297280</text:p>
          </table:table-cell>
          <table:table-cell table:formula="of:=FACT([.A14]) / FACT( [.A14]- [.H1])" office:value-type="float" office:value="121080960" calcext:value-type="float">
            <text:p>121080960</text:p>
          </table:table-cell>
          <table:table-cell table:formula="of:=FACT([.A14]) / FACT([.A14] - [.I1])" office:value-type="float" office:value="726485760" calcext:value-type="float">
            <text:p>726485760</text:p>
          </table:table-cell>
          <table:table-cell table:formula="of:=FACT([.A14]) / FACT([.A14] - [.J1])" office:value-type="float" office:value="3632428800" calcext:value-type="float">
            <text:p>3632428800</text:p>
          </table:table-cell>
          <table:table-cell table:formula="of:=FACT([.A14]) / FACT([.A14] - [.K1])" office:value-type="float" office:value="14529715200" calcext:value-type="float">
            <text:p>14529715200</text:p>
          </table:table-cell>
          <table:table-cell table:formula="of:=FACT([.A14]) / FACT([.A14] - [.L1])" office:value-type="float" office:value="43589145600" calcext:value-type="float">
            <text:p>43589145600</text:p>
          </table:table-cell>
          <table:table-cell table:formula="of:=FACT([.A14]) / FACT([.A14] - [.M1])" office:value-type="float" office:value="87178291200" calcext:value-type="float">
            <text:p>87178291200</text:p>
          </table:table-cell>
          <table:table-cell table:formula="of:=FACT([.A14]) / FACT([.A14] -[.N1] )" office:value-type="float" office:value="87178291200" calcext:value-type="float">
            <text:p>871782912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CT([.A15]) / FACT([.A15] - [.B1])" office:value-type="float" office:value="210" calcext:value-type="float">
            <text:p>210</text:p>
          </table:table-cell>
          <table:table-cell table:formula="of:=FACT([.A15]) / FACT([.A15] - [.C1])" office:value-type="float" office:value="2730" calcext:value-type="float">
            <text:p>2730</text:p>
          </table:table-cell>
          <table:table-cell table:formula="of:=FACT([.A15]) / FACT([.A15] - [.D1])" office:value-type="float" office:value="32760" calcext:value-type="float">
            <text:p>32760</text:p>
          </table:table-cell>
          <table:table-cell table:formula="of:=FACT([.A15]) / FACT( [.A15]- [.E1])" office:value-type="float" office:value="360360" calcext:value-type="float">
            <text:p>360360</text:p>
          </table:table-cell>
          <table:table-cell table:formula="of:=FACT([.A15]) / FACT([.A15] - [.F1])" office:value-type="float" office:value="3603600" calcext:value-type="float">
            <text:p>3603600</text:p>
          </table:table-cell>
          <table:table-cell table:formula="of:=FACT([.A15]) / FACT([.A15] - [.G1])" office:value-type="float" office:value="32432400" calcext:value-type="float">
            <text:p>32432400</text:p>
          </table:table-cell>
          <table:table-cell table:formula="of:=FACT([.A15]) / FACT( [.A15]- [.H1])" office:value-type="float" office:value="259459200" calcext:value-type="float">
            <text:p>259459200</text:p>
          </table:table-cell>
          <table:table-cell table:formula="of:=FACT([.A15]) / FACT([.A15] - [.I1])" office:value-type="float" office:value="1816214400" calcext:value-type="float">
            <text:p>1816214400</text:p>
          </table:table-cell>
          <table:table-cell table:formula="of:=FACT([.A15]) / FACT([.A15] - [.J1])" office:value-type="float" office:value="10897286400" calcext:value-type="float">
            <text:p>10897286400</text:p>
          </table:table-cell>
          <table:table-cell table:formula="of:=FACT([.A15]) / FACT([.A15] - [.K1])" office:value-type="float" office:value="54486432000" calcext:value-type="float">
            <text:p>54486432000</text:p>
          </table:table-cell>
          <table:table-cell table:formula="of:=FACT([.A15]) / FACT([.A15] - [.L1])" office:value-type="float" office:value="217945728000" calcext:value-type="float">
            <text:p>217945728000</text:p>
          </table:table-cell>
          <table:table-cell table:formula="of:=FACT([.A15]) / FACT([.A15] - [.M1])" office:value-type="float" office:value="653837184000" calcext:value-type="float">
            <text:p>653837184000</text:p>
          </table:table-cell>
          <table:table-cell table:formula="of:=FACT([.A15]) / FACT([.A15] - [.N1])" office:value-type="float" office:value="1307674368000" calcext:value-type="float">
            <text:p>1307674368000</text:p>
          </table:table-cell>
          <table:table-cell table:formula="of:=FACT([.A15]) / FACT([.A15] -[.O1])" office:value-type="float" office:value="1307674368000" calcext:value-type="float">
            <text:p>13076743680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CT([.A16]) / FACT([.A16] - [.B1])" office:value-type="float" office:value="240" calcext:value-type="float">
            <text:p>240</text:p>
          </table:table-cell>
          <table:table-cell table:formula="of:=FACT([.A16]) / FACT([.A16] -[.C1] )" office:value-type="float" office:value="3360" calcext:value-type="float">
            <text:p>3360</text:p>
          </table:table-cell>
          <table:table-cell table:formula="of:=FACT([.A16]) / FACT([.A16] - [.D1])" office:value-type="float" office:value="43680" calcext:value-type="float">
            <text:p>43680</text:p>
          </table:table-cell>
          <table:table-cell table:formula="of:=FACT([.A16]) / FACT( [.A16]- [.E1])" office:value-type="float" office:value="524160" calcext:value-type="float">
            <text:p>524160</text:p>
          </table:table-cell>
          <table:table-cell table:formula="of:=FACT([.A16]) / FACT([.A16] - [.F1])" office:value-type="float" office:value="5765760" calcext:value-type="float">
            <text:p>5765760</text:p>
          </table:table-cell>
          <table:table-cell table:formula="of:=FACT([.A16]) / FACT([.A16] - [.G1])" office:value-type="float" office:value="57657600" calcext:value-type="float">
            <text:p>57657600</text:p>
          </table:table-cell>
          <table:table-cell table:formula="of:=FACT([.A16]) / FACT( [.A16]- [.H1])" office:value-type="float" office:value="518918400" calcext:value-type="float">
            <text:p>518918400</text:p>
          </table:table-cell>
          <table:table-cell table:formula="of:=FACT([.A16]) / FACT([.A16] - [.I1])" office:value-type="float" office:value="4151347200" calcext:value-type="float">
            <text:p>4151347200</text:p>
          </table:table-cell>
          <table:table-cell table:formula="of:=FACT([.A16]) / FACT([.A16] - [.J1])" office:value-type="float" office:value="29059430400" calcext:value-type="float">
            <text:p>29059430400</text:p>
          </table:table-cell>
          <table:table-cell table:formula="of:=FACT([.A16]) / FACT([.A16] - [.K1])" office:value-type="float" office:value="174356582400" calcext:value-type="float">
            <text:p>174356582400</text:p>
          </table:table-cell>
          <table:table-cell table:formula="of:=FACT([.A16]) / FACT([.A16] - [.L1])" office:value-type="float" office:value="871782912000" calcext:value-type="float">
            <text:p>871782912000</text:p>
          </table:table-cell>
          <table:table-cell table:formula="of:=FACT([.A16]) / FACT([.A16] - [.M1])" office:value-type="float" office:value="3487131648000" calcext:value-type="float">
            <text:p>3487131648000</text:p>
          </table:table-cell>
          <table:table-cell table:formula="of:=FACT([.A16]) / FACT([.A16] -[.N1] )" office:value-type="float" office:value="10461394944000" calcext:value-type="float">
            <text:p>10461394944000</text:p>
          </table:table-cell>
          <table:table-cell table:formula="of:=FACT([.A16]) / FACT([.A16] - [.O1])" office:value-type="float" office:value="20922789888000" calcext:value-type="float">
            <text:p>20922789888000</text:p>
          </table:table-cell>
          <table:table-cell table:formula="of:=FACT([.A16]) / FACT([.A16] - [.P1])" office:value-type="float" office:value="20922789888000" calcext:value-type="float">
            <text:p>20922789888000</text:p>
          </table:table-cell>
          <table:table-cell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3360" calcext:value-type="float">
            <text:p>3360</text:p>
          </table:table-cell>
          <table:table-cell office:value-type="float" office:value="4368" calcext:value-type="float">
            <text:p>4368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518" calcext:value-type="float">
            <text:p>518</text:p>
          </table:table-cell>
          <table:table-cell office:value-type="float" office:value="415" calcext:value-type="float">
            <text:p>415</text:p>
          </table:table-cell>
          <table:table-cell office:value-type="float" office:value="290" calcext:value-type="float">
            <text:p>290</text:p>
          </table:table-cell>
          <table:table-cell office:value-type="float" office:value="174" calcext:value-type="float">
            <text:p>174</text:p>
          </table:table-cell>
          <table:table-cell office:value-type="float" office:value="871" calcext:value-type="float">
            <text:p>871</text:p>
          </table:table-cell>
          <table:table-cell office:value-type="float" office:value="348" calcext:value-type="float">
            <text:p>34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09" calcext:value-type="float">
            <text:p>209</text:p>
          </table:table-cell>
          <table:table-cell table:formula="of:=SUM([.B38:.P38])" office:value-type="float" office:value="12782" calcext:value-type="float">
            <text:p>12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11:18:28.479000000</meta:creation-date>
    <dc:date>2025-03-22T22:19:24.579000000</dc:date>
    <meta:editing-duration>PT8H15M56S</meta:editing-duration>
    <meta:editing-cycles>2</meta:editing-cycles>
    <meta:generator>LibreOffice/24.2.5.2$Windows_X86_64 LibreOffice_project/bffef4ea93e59bebbeaf7f431bb02b1a39ee8a59</meta:generator>
    <meta:document-statistic meta:table-count="1" meta:cell-count="181" meta:object-count="0"/>
  </office:meta>
</office:document-meta>
</file>